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60000034AE7BC9F8A61F658CC.png" manifest:media-type="image/png"/>
  <manifest:file-entry manifest:full-path="Pictures/100002010000017A0000005BD782E8BF3BBA6601.png" manifest:media-type="image/png"/>
  <manifest:file-entry manifest:full-path="Pictures/100002010000017A0000005B66AE544F775076F3.png" manifest:media-type="image/png"/>
  <manifest:file-entry manifest:full-path="Pictures/1000020100000472000003611E2792BA57B97F30.png" manifest:media-type="image/png"/>
  <manifest:file-entry manifest:full-path="Pictures/1000020100000472000003619C48EB939F7630C5.png" manifest:media-type="image/png"/>
  <manifest:file-entry manifest:full-path="Pictures/10000201000004D400000309D3B83F3D0569EB7E.png" manifest:media-type="image/png"/>
  <manifest:file-entry manifest:full-path="Pictures/100002010000047200000361C6A961126FCBA6A1.png" manifest:media-type="image/png"/>
  <manifest:file-entry manifest:full-path="Pictures/10000201000004B6000003488769CD8CA5F7B9F5.png" manifest:media-type="image/png"/>
  <manifest:file-entry manifest:full-path="Pictures/100002010000017A0000005B57C50D5135432105.png" manifest:media-type="image/png"/>
  <manifest:file-entry manifest:full-path="Pictures/100190A40000270F00000964A290BFCAAD3D1D8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29.866cm" fo:min-width="41.9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0.231cm" svg:height="25.291cm" draw:z-index="3"><draw:image xlink:href="Pictures/10000201000004D400000309D3B83F3D0569EB7E.png" xlink:type="simple" xlink:show="embed" xlink:actuate="onLoad"/></draw:frame><draw:frame draw:style-name="fr2" draw:name="Image2" text:anchor-type="paragraph" svg:x="8.47cm" svg:y="21.678cm" svg:width="4.075cm" svg:height="3.097cm" draw:z-index="4"><draw:image xlink:href="Pictures/100002010000047200000361C6A961126FCBA6A1.png" xlink:type="simple" xlink:show="embed" xlink:actuate="onLoad"/></draw:frame><draw:frame draw:style-name="fr2" draw:name="Image3" text:anchor-type="paragraph" svg:x="13.598cm" svg:y="22.341cm" svg:width="9.999cm" svg:height="2.404cm" draw:z-index="5"><draw:image xlink:href="Pictures/100190A40000270F00000964A290BFCAAD3D1D84.svg" xlink:type="simple" xlink:show="embed" xlink:actuate="onLoad"/><draw:image xlink:href="Pictures/100002010000017A0000005B57C50D5135432105.png" xlink:type="simple" xlink:show="embed" xlink:actuate="onLoad"/><svg:title>SVG drawing</svg:title><svg:desc>This was produced by version 4.2 of GNU libplot, a free library for exporting 2-D vector graphics.</svg:desc></draw:frame><draw:custom-shape text:anchor-type="paragraph" draw:z-index="2" draw:name="Shape1" draw:style-name="gr1" draw:text-style-name="P2" svg:width="41.96cm" svg:height="29.867cm" svg:x="-2cm" svg:y="-2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draw:style-name="fr2" draw:name="Image6" text:anchor-type="paragraph" svg:x="8.47cm" svg:y="22.678cm" svg:width="4.075cm" svg:height="3.097cm" draw:z-index="7"><draw:image xlink:href="Pictures/1000020100000472000003619C48EB939F7630C5.png" xlink:type="simple" xlink:show="embed" xlink:actuate="onLoad"/></draw:frame><draw:frame draw:style-name="fr2" draw:name="Image8" text:anchor-type="paragraph" svg:x="13.598cm" svg:y="23.342cm" svg:width="9.999cm" svg:height="2.404cm" draw:z-index="10"><draw:image xlink:href="Pictures/100190A40000270F00000964A290BFCAAD3D1D84.svg" xlink:type="simple" xlink:show="embed" xlink:actuate="onLoad"/><draw:image xlink:href="Pictures/100002010000017A0000005B66AE544F775076F3.png" xlink:type="simple" xlink:show="embed" xlink:actuate="onLoad"/><svg:title>SVG drawing</svg:title><svg:desc>This was produced by version 4.2 of GNU libplot, a free library for exporting 2-D vector graphics.</svg:desc></draw:frame><draw:custom-shape text:anchor-type="paragraph" draw:z-index="1" draw:name="Shape1" draw:style-name="gr1" draw:text-style-name="P2" svg:width="41.96cm" svg:height="29.867cm" svg:x="-2cm" svg:y="-2cm"><text:p/><draw:enhanced-geometry svg:viewBox="0 0 21600 21600" draw:type="rectangle" draw:enhanced-path="M 0 0 L 21600 0 21600 21600 0 21600 0 0 Z N"/></draw:custom-shape><draw:frame draw:style-name="fr3" draw:name="Image4" text:anchor-type="paragraph" svg:y="-1.044cm" svg:width="40.003cm" svg:height="27.862cm" draw:z-index="6"><draw:image xlink:href="Pictures/10000201000004B6000003488769CD8CA5F7B9F5.png" xlink:type="simple" xlink:show="embed" xlink:actuate="onLoad"/></draw:frame><text:soft-page-break/></text:p>
      <text:p text:style-name="P1"><draw:frame draw:style-name="fr2" draw:name="Image7" text:anchor-type="paragraph" svg:x="9.47cm" svg:y="21.678cm" svg:width="4.075cm" svg:height="3.097cm" draw:z-index="11"><draw:image xlink:href="Pictures/1000020100000472000003611E2792BA57B97F30.png" xlink:type="simple" xlink:show="embed" xlink:actuate="onLoad"/></draw:frame><draw:frame draw:style-name="fr2" draw:name="Image9" text:anchor-type="paragraph" svg:x="14.598cm" svg:y="22.341cm" svg:width="9.999cm" svg:height="2.404cm" draw:z-index="9"><draw:image xlink:href="Pictures/100190A40000270F00000964A290BFCAAD3D1D84.svg" xlink:type="simple" xlink:show="embed" xlink:actuate="onLoad"/><draw:image xlink:href="Pictures/100002010000017A0000005BD782E8BF3BBA6601.png" xlink:type="simple" xlink:show="embed" xlink:actuate="onLoad"/><svg:title>SVG drawing</svg:title><svg:desc>This was produced by version 4.2 of GNU libplot, a free library for exporting 2-D vector graphics.</svg:desc></draw:frame><draw:frame draw:style-name="fr4" draw:name="Image5" text:anchor-type="paragraph" svg:x="-0.852cm" svg:y="-1.118cm" svg:width="39.703cm" svg:height="28.093cm" draw:z-index="8"><draw:image xlink:href="Pictures/10000000000004A60000034AE7BC9F8A61F658CC.png" xlink:type="simple" xlink:show="embed" xlink:actuate="onLoad"/></draw:frame><draw:custom-shape text:anchor-type="paragraph" draw:z-index="0" draw:name="Shape1" draw:style-name="gr1" draw:text-style-name="P2" svg:width="41.96cm" svg:height="29.867cm" svg:x="-2cm" svg:y="-2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48:54.468124441</meta:creation-date>
    <dc:date>2017-11-06T22:17:31.977993745</dc:date>
    <meta:editing-duration>PT18M42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3" meta:paragraph-count="0" meta:word-count="0" meta:character-count="0" meta:non-whitespace-character-count="0"/>
  </office:meta>
</office:document-meta>
</file>